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1.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000000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4cm" svg:y="22.9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4.4cm" svg:y="32.3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N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4.8cm" svg:y="27.3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5" draw:layer="layout" svg:width="2.2cm" svg:height="2.2cm" svg:x="13.6cm" svg:y="32.201cm">
          <text:p text:style-name="P4"><text:span text:style-name="T1">LSTM</text:span></text:p>
          <text:p text:style-name="P4"><text:span text:style-name="T1">ブロック</text:span></text:p>
          <text:p text:style-name="P4"><text:span text:style-name="T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4cm" svg:y="27.5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5" draw:layer="layout" svg:width="2.2cm" svg:height="2.2cm" svg:x="13.199cm" svg:y="22.8cm">
          <text:p text:style-name="P4"><text:span text:style-name="T1">LSTM</text:span></text:p>
          <text:p text:style-name="P4"><text:span text:style-name="T1">ブロック</text:span></text:p>
          <text:p text:style-name="P4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.2cm" svg:height="2.2cm" svg:x="23cm" svg:y="32.201cm">
          <text:p text:style-name="P4"><text:span text:style-name="T1">パーセプ</text:span></text:p>
          <text:p text:style-name="P4"><text:span text:style-name="T1">トロン</text:span></text:p>
          <text:p text:style-name="P4"><text:span text:style-name="T1">M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23.4cm" svg:y="27.3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5" draw:layer="layout" svg:width="2.2cm" svg:height="2.2cm" svg:x="22.599cm" svg:y="22.6cm">
          <text:p text:style-name="P4"><text:span text:style-name="T1">パーセプ</text:span></text:p>
          <text:p text:style-name="P4"><text:span text:style-name="T1">トロン</text:span></text:p>
          <text:p text:style-name="P4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24.9cm" svg:y1="23.6cm" svg:x2="26.5cm" svg:y2="23.6cm">
          <text:p/>
        </draw:line>
        <draw:frame draw:style-name="gr4" draw:text-style-name="P8" draw:layer="layout" svg:width="2.5cm" svg:height="1.15cm" svg:x="26.4cm" svg:y="23.1cm">
          <draw:text-box>
            <text:p text:style-name="P7">y<text:span text:style-name="T3">0</text:span>[i]</text:p>
          </draw:text-box>
        </draw:frame>
        <draw:line draw:style-name="gr3" draw:text-style-name="P6" draw:layer="layout" svg:x1="25.2cm" svg:y1="33.2cm" svg:x2="26.699cm" svg:y2="33.3cm">
          <text:p/>
        </draw:line>
        <draw:frame draw:style-name="gr5" draw:text-style-name="P8" draw:layer="layout" svg:width="3.101cm" svg:height="1.521cm" svg:x="26.599cm" svg:y="32.8cm">
          <draw:text-box>
            <text:p text:style-name="P7">y<text:span text:style-name="T3">(M-1)</text:span>[i]</text:p>
          </draw:text-box>
        </draw:frame>
        <draw:frame draw:style-name="gr2" draw:text-style-name="P3" draw:layer="layout" svg:width="1.1cm" svg:height="2.4cm" svg:x="26.9cm" svg:y="27.3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6" draw:text-style-name="P6" draw:layer="layout" svg:width="4.1cm" svg:height="14.8cm" svg:x="3.4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9cm" svg:height="14.8cm" svg:x="8.4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1cm" svg:height="14.8cm" svg:x="18.5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3.1cm" svg:height="1.55cm" svg:x="4.1cm" svg:y="20.5cm">
          <draw:text-box>
            <text:p>入力層</text:p>
          </draw:text-box>
        </draw:frame>
        <draw:frame draw:style-name="gr7" draw:text-style-name="P8" draw:layer="layout" svg:width="3.1cm" svg:height="1.55cm" svg:x="13.1cm" svg:y="20.35cm">
          <draw:text-box>
            <text:p>隠れ層</text:p>
          </draw:text-box>
        </draw:frame>
        <draw:frame draw:style-name="gr7" draw:text-style-name="P8" draw:layer="layout" svg:width="3.1cm" svg:height="1.55cm" svg:x="20.6cm" svg:y="20.45cm">
          <draw:text-box>
            <text:p>出力層</text:p>
          </draw:text-box>
        </draw:frame>
        <draw:frame draw:style-name="gr4" draw:text-style-name="P8" draw:layer="layout" svg:width="2.5cm" svg:height="1.15cm" svg:x="0.701cm" svg:y="23.6cm">
          <draw:text-box>
            <text:p>x<text:span text:style-name="T3">0</text:span>[i]</text:p>
          </draw:text-box>
        </draw:frame>
        <draw:frame draw:style-name="gr5" draw:text-style-name="P8" draw:layer="layout" svg:width="3cm" svg:height="1.521cm" svg:x="0.5cm" svg:y="33cm">
          <draw:text-box>
            <text:p>x<text:span text:style-name="T3">(N-1)</text:span>[i]</text:p>
          </draw:text-box>
        </draw:frame>
        <draw:frame draw:style-name="gr2" draw:text-style-name="P3" draw:layer="layout" svg:width="1.1cm" svg:height="2.4cm" svg:x="1.501cm" svg:y="27.4cm">
          <draw:text-box>
            <text:p><text:span text:style-name="T2">・</text:span></text:p>
            <text:p><text:span text:style-name="T2">・・</text:span></text:p>
          </draw:text-box>
        </draw:frame>
        <draw:line draw:style-name="gr3" draw:text-style-name="P6" draw:layer="layout" svg:x1="2.801cm" svg:y1="24cm" svg:x2="4.001cm" svg:y2="24cm">
          <text:p/>
        </draw:line>
        <draw:line draw:style-name="gr3" draw:text-style-name="P6" draw:layer="layout" svg:x1="3.1cm" svg:y1="33.4cm" svg:x2="4.3cm" svg:y2="33.4cm">
          <text:p/>
        </draw:line>
        <draw:line draw:style-name="gr3" draw:text-style-name="P6" draw:layer="layout" svg:x1="6.3cm" svg:y1="24cm" svg:x2="13.3cm" svg:y2="23.9cm">
          <text:p/>
        </draw:line>
        <draw:line draw:style-name="gr3" draw:text-style-name="P6" draw:layer="layout" svg:x1="6.3cm" svg:y1="24.1cm" svg:x2="13.6cm" svg:y2="33.4cm">
          <text:p/>
        </draw:line>
        <draw:line draw:style-name="gr3" draw:text-style-name="P6" draw:layer="layout" svg:x1="6.7cm" svg:y1="33.4cm" svg:x2="13.5cm" svg:y2="33.4cm">
          <text:p/>
        </draw:line>
        <draw:line draw:style-name="gr3" draw:text-style-name="P6" draw:layer="layout" svg:x1="6.6cm" svg:y1="33.3cm" svg:x2="13.3cm" svg:y2="23.9cm">
          <text:p/>
        </draw:line>
        <draw:line draw:style-name="gr3" draw:text-style-name="P6" draw:layer="layout" svg:x1="15.599cm" svg:y1="23.901cm" svg:x2="22.599cm" svg:y2="23.801cm">
          <text:p/>
        </draw:line>
        <draw:line draw:style-name="gr3" draw:text-style-name="P6" draw:layer="layout" svg:x1="15.599cm" svg:y1="24.001cm" svg:x2="22.899cm" svg:y2="33.301cm">
          <text:p/>
        </draw:line>
        <draw:line draw:style-name="gr3" draw:text-style-name="P6" draw:layer="layout" svg:x1="15.999cm" svg:y1="33.301cm" svg:x2="22.799cm" svg:y2="33.301cm">
          <text:p/>
        </draw:line>
        <draw:line draw:style-name="gr3" draw:text-style-name="P6" draw:layer="layout" svg:x1="15.899cm" svg:y1="33.201cm" svg:x2="22.599cm" svg:y2="23.801cm">
          <text:p/>
        </draw:line>
        <draw:frame draw:style-name="gr2" draw:text-style-name="P3" draw:layer="layout" svg:width="1.1cm" svg:height="2.4cm" svg:x="4.6cm" svg:y="11.9cm">
          <draw:text-box>
            <text:p><text:span text:style-name="T2">・</text:span></text:p>
            <text:p><text:span text:style-name="T2">・・</text:span></text:p>
          </draw:text-box>
        </draw:frame>
        <draw:frame draw:style-name="gr5" draw:text-style-name="P8" draw:layer="layout" svg:width="5.9cm" svg:height="1.521cm" svg:x="6.3cm" svg:y="7.079cm">
          <draw:text-box>
            <text:p>フィードバック入力</text:p>
            <text:p/>
          </draw:text-box>
        </draw:frame>
        <draw:line draw:style-name="gr3" draw:text-style-name="P6" draw:layer="layout" svg:x1="2.9cm" svg:y1="8.5cm" svg:x2="4.1cm" svg:y2="8.5cm">
          <text:p/>
        </draw:line>
        <draw:line draw:style-name="gr3" draw:text-style-name="P6" draw:layer="layout" svg:x1="1.699cm" svg:y1="17.95cm" svg:x2="4.301cm" svg:y2="17.95cm">
          <text:p/>
        </draw:line>
        <draw:custom-shape draw:style-name="gr8" draw:text-style-name="P9" draw:layer="layout" svg:width="1.9cm" svg:height="1.9cm" svg:x="4.3cm" svg:y="7.6cm">
          <text:p text:style-name="P1">z<text:span text:style-name="T4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cm" svg:height="1.9cm" svg:x="4.4cm" svg:y="16.8cm">
          <text:p text:style-name="P1">z<text:span text:style-name="T4">-1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599cm" svg:y1="23.858cm" svg:x2="19.6cm" svg:y2="3.4cm">
          <text:p/>
        </draw:line>
        <draw:line draw:style-name="gr9" draw:text-style-name="P6" draw:layer="layout" svg:x1="15.899cm" svg:y1="33.202cm" svg:x2="21.1cm" svg:y2="5.9cm">
          <text:p/>
        </draw:line>
        <draw:line draw:style-name="gr9" draw:text-style-name="P6" draw:layer="layout" svg:x1="2.8cm" svg:y1="3.4cm" svg:x2="19.601cm" svg:y2="3.4cm">
          <text:p/>
        </draw:line>
        <draw:line draw:style-name="gr9" draw:text-style-name="P6" draw:layer="layout" svg:x1="1.692cm" svg:y1="5.8cm" svg:x2="21.292cm" svg:y2="5.8cm">
          <text:p/>
        </draw:line>
        <draw:line draw:style-name="gr9" draw:text-style-name="P6" draw:layer="layout" svg:x1="2.848cm" svg:y1="3.398cm" svg:x2="2.848cm" svg:y2="8.399cm">
          <text:p/>
        </draw:line>
        <draw:line draw:style-name="gr9" draw:text-style-name="P6" draw:layer="layout" svg:x1="1.749cm" svg:y1="5.896cm" svg:x2="1.748cm" svg:y2="17.901cm">
          <text:p/>
        </draw:line>
        <draw:frame draw:style-name="gr4" draw:text-style-name="P8" draw:layer="layout" svg:width="2.5cm" svg:height="1.15cm" svg:x="7.501cm" svg:y="8cm">
          <draw:text-box>
            <text:p>h<text:span text:style-name="T3">0</text:span>[i-1]</text:p>
          </draw:text-box>
        </draw:frame>
        <draw:frame draw:style-name="gr5" draw:text-style-name="P8" draw:layer="layout" svg:width="3cm" svg:height="1.521cm" svg:x="7.4cm" svg:y="17.4cm">
          <draw:text-box>
            <text:p>h<text:span text:style-name="T3">(k-1)</text:span>[i-1]</text:p>
          </draw:text-box>
        </draw:frame>
        <draw:frame draw:style-name="gr2" draw:text-style-name="P3" draw:layer="layout" svg:width="1.1cm" svg:height="2.4cm" svg:x="8.401cm" svg:y="11.8cm">
          <draw:text-box>
            <text:p><text:span text:style-name="T2">・</text:span></text:p>
            <text:p><text:span text:style-name="T2">・・</text:span></text:p>
          </draw:text-box>
        </draw:frame>
        <draw:line draw:style-name="gr3" draw:text-style-name="P6" draw:layer="layout" svg:x1="9.701cm" svg:y1="8.4cm" svg:x2="13.8cm" svg:y2="32.6cm">
          <text:p/>
        </draw:line>
        <draw:line draw:style-name="gr3" draw:text-style-name="P6" draw:layer="layout" svg:x1="10cm" svg:y1="17.8cm" svg:x2="13.5cm" svg:y2="33.1cm">
          <text:p/>
        </draw:line>
        <draw:line draw:style-name="gr3" draw:text-style-name="P6" draw:layer="layout" svg:x1="6.3cm" svg:y1="8.5cm" svg:x2="7.5cm" svg:y2="8.5cm">
          <text:p/>
        </draw:line>
        <draw:line draw:style-name="gr3" draw:text-style-name="P6" draw:layer="layout" svg:x1="6.2cm" svg:y1="17.9cm" svg:x2="7.4cm" svg:y2="17.9cm">
          <text:p/>
        </draw:line>
        <draw:line draw:style-name="gr3" draw:text-style-name="P6" draw:layer="layout" svg:x1="10.023cm" svg:y1="17.8cm" svg:x2="13.1cm" svg:y2="23.7cm">
          <text:p/>
        </draw:line>
        <draw:line draw:style-name="gr3" draw:text-style-name="P6" draw:layer="layout" svg:x1="9.738cm" svg:y1="8.4cm" svg:x2="13cm" svg:y2="23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12-22T11:46:49.878942609</dc:date>
    <meta:editing-duration>PT1H7M12S</meta:editing-duration>
    <meta:editing-cycles>37</meta:editing-cycles>
    <meta:generator>LibreOffice/6.4.6.2$Linux_X86_64 LibreOffice_project/40$Build-2</meta:generator>
    <meta:document-statistic meta:object-count="54"/>
  </office:meta>
</office:document-meta>
</file>